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C000003CB9BD38293C9D19E0C.png" manifest:media-type="image/png"/>
  <manifest:file-entry manifest:full-path="Pictures/100000000000017A000002B475BA2DBE7926A2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0fb7dd" officeooo:paragraph-rsid="000fb7dd"/>
    </style:style>
    <style:style style:name="P2" style:family="paragraph" style:parent-style-name="Standard">
      <style:text-properties officeooo:rsid="00116719" officeooo:paragraph-rsid="001167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 from lab5badtest.al: </text:p>
      <text:p text:style-name="Standard"><draw:frame draw:style-name="fr1" draw:name="Image1" text:anchor-type="paragraph" svg:x="1.4937in" svg:y="0.1646in" svg:width="3.9374in" svg:height="7.2083in" draw:z-index="0"><draw:image xlink:href="Pictures/100000000000017A000002B475BA2DBE7926A23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1" draw:name="Image2" text:anchor-type="paragraph" svg:x="1.6984in" svg:y="0.098in" svg:width="4.2917in" svg:height="10.1146in" draw:z-index="1"><draw:image xlink:href="Pictures/100000000000019C000003CB9BD38293C9D19E0C.png" xlink:type="simple" xlink:show="embed" xlink:actuate="onLoad" loext:mime-type="image/png"/></draw:frame><text:soft-page-break/>Output from lab5goodtest.al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5:50:49.204759431</meta:creation-date>
    <dc:date>2019-02-25T15:52:57.352823306</dc:date>
    <meta:editing-duration>PT2M13S</meta:editing-duration>
    <meta:editing-cycles>2</meta:editing-cycles>
    <meta:generator>LibreOffice/6.1.3.2$Linux_X86_64 LibreOffice_project/10$Build-2</meta:generator>
    <meta:document-statistic meta:table-count="0" meta:image-count="2" meta:object-count="0" meta:page-count="2" meta:paragraph-count="2" meta:word-count="7" meta:character-count="58" meta:non-whitespace-character-count="51"/>
  </office:meta>
</office:document-meta>
</file>